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02901" officeooo:paragraph-rsid="001e877c"/>
    </style:style>
    <style:style style:name="P2" style:family="paragraph" style:parent-style-name="Standard">
      <style:text-properties fo:language="en" fo:country="US" officeooo:rsid="00202901" officeooo:paragraph-rsid="00202901"/>
    </style:style>
    <style:style style:name="P3" style:family="paragraph" style:parent-style-name="Standard">
      <style:text-properties fo:language="ru" fo:country="RU" officeooo:rsid="0025576a" officeooo:paragraph-rsid="0025576a"/>
    </style:style>
    <style:style style:name="P4" style:family="paragraph" style:parent-style-name="Standard">
      <style:text-properties fo:language="en" fo:country="US" officeooo:rsid="001e877c" officeooo:paragraph-rsid="001e877c"/>
    </style:style>
    <style:style style:name="P5" style:family="paragraph" style:parent-style-name="Standard">
      <style:text-properties fo:language="ru" fo:country="RU" officeooo:rsid="00211113" officeooo:paragraph-rsid="00211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ты предпочитаешь?</text:p>
      <text:p text:style-name="P2">Все</text:p>
      <text:p text:style-name="P3">Пусть ты предпочитаешь все.</text:p>
      <text:p text:style-name="P2"/>
      <text:p text:style-name="P1">Где твой дом?</text:p>
      <text:p text:style-name="P2">В Астане</text:p>
      <text:p text:style-name="P3">Пусть твой дом в Астане</text:p>
      <text:p text:style-name="P4"/>
      <text:p text:style-name="P5">Как ты живешь?</text:p>
      <text:p text:style-name="P5">Хорошо</text:p>
      <text:p text:style-name="P3">Пусть ты хорошо живешь.</text:p>
      <text:p text:style-name="P5"/>
      <text:p text:style-name="P5">Чему равняется сумма два плюс два ?</text:p>
      <text:p text:style-name="P5">Четырем</text:p>
      <text:p text:style-name="P3">Пусть сумма два плюс два равняется четырем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21:37:41.964899900</meta:creation-date>
    <dc:date>2025-09-13T04:08:10.358127500</dc:date>
    <meta:editing-duration>PT1H50M19S</meta:editing-duration>
    <meta:editing-cycles>9</meta:editing-cycles>
    <meta:generator>LibreOffice/25.2.5.2$Windows_X86_64 LibreOffice_project/03d19516eb2e1dd5d4ccd751a0d6f35f35e08022</meta:generator>
    <meta:print-date>2025-09-13T02:03:21.145292900</meta:print-date>
    <meta:printed-by>PDF files</meta:printed-by>
    <meta:document-statistic meta:table-count="0" meta:image-count="0" meta:object-count="0" meta:page-count="1" meta:paragraph-count="12" meta:word-count="41" meta:character-count="223" meta:non-whitespace-character-count="194"/>
  </office:meta>
</office:document-meta>
</file>